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3"/>
    <style:style style:name="P3" style:family="paragraph" style:parent-style-name="List_20_Paragraph" style:list-style-name="WWNum5"/>
    <style:style style:name="P4" style:family="paragraph" style:parent-style-name="List_20_Paragraph" style:list-style-name="WWNum1">
      <style:paragraph-properties fo:margin-left="0cm" fo:margin-right="0cm" fo:text-indent="-1cm" style:auto-text-indent="false"/>
    </style:style>
    <style:style style:name="P5" style:family="paragraph" style:parent-style-name="List_20_Paragraph">
      <style:paragraph-properties fo:margin-left="0cm" fo:margin-right="0cm" fo:text-indent="0cm" style:auto-text-indent="false"/>
      <style:text-properties style:text-underline-style="solid" style:text-underline-width="auto" style:text-underline-color="font-color"/>
    </style:style>
    <style:style style:name="P6" style:family="paragraph" style:parent-style-name="List_20_Paragraph">
      <style:paragraph-properties fo:margin-left="-1cm" fo:margin-right="0cm" fo:text-indent="0cm" style:auto-text-indent="false"/>
    </style:style>
    <style:style style:name="P7" style:family="paragraph" style:parent-style-name="List_20_Paragraph">
      <style:paragraph-properties fo:margin-left="-0.365cm" fo:margin-right="0cm" fo:text-indent="-0.635cm" style:auto-text-indent="false"/>
    </style:style>
    <style:style style:name="P8" style:family="paragraph" style:parent-style-name="Standard">
      <style:paragraph-properties fo:margin-left="-1cm" fo:margin-right="0cm" fo:text-indent="2.249cm" style:auto-text-indent="false"/>
    </style:style>
    <style:style style:name="P9" style:family="paragraph" style:parent-style-name="Standard">
      <style:paragraph-properties fo:margin-left="-1cm" fo:margin-right="0cm" fo:text-indent="0cm" style:auto-text-indent="false"/>
    </style:style>
    <style:style style:name="P10" style:family="paragraph" style:parent-style-name="Standard">
      <style:paragraph-properties fo:margin-left="0.249cm" fo:margin-right="0cm" fo:text-indent="1cm" style:auto-text-indent="false"/>
    </style:style>
    <style:style style:name="P11"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état et le fonctionnement du marché</text:p>
      <text:p text:style-name="P8">1/ <text:span text:style-name="T1">L’état encadre le marché</text:span></text:p>
      <text:list xml:id="list3246892169322717853" text:style-name="WWNum1">
        <text:list-item>
          <text:p text:style-name="P4"><text:span text:style-name="T1">Les dysfonctionnements des marchés.</text:span></text:p>
        </text:list-item>
      </text:list>
      <text:p text:style-name="P5"/>
      <text:p text:style-name="P6">Le marché ne réunis pas toute les conditions de la concurrence pur et parfaites qui est une garanti pour le consommateur d’un rapport qualité prix optimum.</text:p>
      <text:list xml:id="list8830825656249822756" text:style-name="WWNum2">
        <text:list-item>
          <text:p text:style-name="P1">Les situations de concurrence monopolistique. </text:p>
        </text:list-item>
        <text:list-item>
          <text:p text:style-name="P1">Les entreprise pratique des politique de différenciation.</text:p>
        </text:list-item>
        <text:list-item>
          <text:p text:style-name="P1"><text:s/>Les consommateurs subissent les prix. </text:p>
        </text:list-item>
        <text:list-item>
          <text:p text:style-name="P1">La transparence des marché n’est pas total, l’asymétrie de l’information n’est pas total. </text:p>
        </text:list-item>
        <text:list-item>
          <text:p text:style-name="P1">Souvent l’information reste limité pour le consommateur. </text:p>
        </text:list-item>
        <text:list-item>
          <text:p text:style-name="P1">Les marchés sont marqué par l’incertitude qui à tendance à grandir avec l’évolution des techniques de <text:s/>production, l’apparition des TIC et les stratégie des entreprise concurrente.</text:p>
        </text:list-item>
      </text:list>
      <text:p text:style-name="P7"/>
      <text:list xml:id="list70350824550124" text:continue-list="list3246892169322717853" text:style-name="WWNum1">
        <text:list-item>
          <text:p text:style-name="P4"><text:span text:style-name="T1">L’état garanti de la concurrence</text:span></text:p>
        </text:list-item>
      </text:list>
      <text:p text:style-name="P9">Depuis le milieu du 19<text:span text:style-name="T2">ème</text:span>, l’état à endossé l’habit d’arbitre et de gendarme des marchés. En France, l’état à mis en place un cadre légal favorable à la libre concurrence et à la protection du consommateur. Mais la complexité des marchés augmente. L’UE et L’ON, construisent des réglés applicables par tous qui fixent les conditions de la compétitions économique mondiales. L’état doit éviter les ententes, les barrières à l’entrée, les concentrations excessives. Il doit garantir la qualité de l’information et la liberté de choix des consommateurs. Ils imposent la traçabilité des produits, interdit la pub mensongères et peut prendre des sanctions financières.</text:p>
      <text:p text:style-name="P10">2/<text:tab/><text:span text:style-name="T1">L’état se substitue au marché</text:span></text:p>
      <text:list xml:id="list2396494864532562427" text:style-name="WWNum3">
        <text:list-item>
          <text:p text:style-name="P2">Les externalités</text:p>
        </text:list-item>
      </text:list>
      <text:p text:style-name="P9">Certaine activité ont des effets positif ou négatif sur l’environnement sans qu’il y es transaction(ces effets sont subis). Si l’impact correspond à un avantage, c’est une externalité positif : ex la recherche et le développement, création d’emploi. L’augmentation de la production qui entraîne une augmentation du PIB.<text:line-break/>CA peut être la drop d’information mise a la disposition sur internet.<text:line-break/>Si c’est un défaut, c’est une externalité négatif. Pollution.<text:line-break/>L’état, garant de tous, doit intervenir pour palier au défaillance du marché. Il peut par exemple, imposer des taxes(carbone), A l’inverse,il peut encourager les activité qui produise des externalité positif en prenant des mesure incitative comme des exonération fiscal, des aides a la recherche et développement.<text:line-break/></text:p>
      <text:list xml:id="list70350079349651" text:continue-numbering="true" text:style-name="WWNum3">
        <text:list-item>
          <text:p text:style-name="P2">Les bien publics/collectif</text:p>
        </text:list-item>
      </text:list>
      <text:p text:style-name="P9">Un bien public est un bien qui peut être consommer par plusieurs personne en même temps.Il se distingue des bien privé par deux caractéristique. Il est indivisible. Il n’y a pas de rivalité entre les consommateur. La consommation d’un individu n’a pas d’incidence sur les autres.<text:line-break/>Le marché ne peut produire un bien dont les utilisateurs ne peuvent être identifié. L ‘état doit donc intervenir. Le financement des bien public par l’état entraîne des dépenses de l ‘état. Ce qui agrafe le déficit. L’état impose au agent économique de participer par l’intermédiaire des impôts à leur financement.<text:line-break/></text:p>
      <text:p text:style-name="P9"><text:soft-page-break/><text:tab/><text:tab/>3/<text:tab/>L’intervention de l’état dans le secteur informatique</text:p>
      <text:list xml:id="list2541327743656421561" text:style-name="WWNum5">
        <text:list-item>
          <text:p text:style-name="P3">L’infrastructure publique de recherches.</text:p>
        </text:list-item>
      </text:list>
      <text:p text:style-name="P9">L’état peut lui même exécuter la recherche, cela s ‘applique d’abord à la recherche fondamentale dont l’objet est l’élargissement des connaissance. Elle n’a pas de résultat économique fondamental. <text:s/>Cette recherche détecte les voie possible d’avancé. Elle identifie les impasses. Des découvertes fondamental dans le domaine des math peuvent entraîner la création de logiciel très rentable. Nous <text:s/>avons travaillé en France le réseau Carnot qui vise a encourager les partenariat de recherche entre les université, les ingénieurs et les écoles d’entreprise. L’état peut également aidé les entreprise financièrement.</text:p>
      <text:p text:style-name="P9"/>
      <text:list xml:id="list70349926455474" text:continue-numbering="true" text:style-name="WWNum5">
        <text:list-item>
          <text:p text:style-name="P3">Les commandes publiques</text:p>
        </text:list-item>
      </text:list>
      <text:p text:style-name="Standard">L’état est lui mémé utilisateur de TIC, une partie ces besoins est acheté au secteur privé qui dispose de compétence spécifique. La commande publique peut être utilisé comme un levier de politique technologique. L’état est le premier client d’un bien ou d’un service informatique.</text:p>
      <text:list xml:id="list70351299848740" text:continue-numbering="true" text:style-name="WWNum5">
        <text:list-item>
          <text:p text:style-name="P3">Les crédit incitatifs</text:p>
        </text:list-item>
      </text:list>
      <text:p text:style-name="Standard">L’état peut fournir des financements au entreprise sans contrepartie directe. L’idée est de réduire le coût de recherche et développement au entreprise. L’état veut distribuer en France, des prêts a des condition favorable. Plusieurs critique sont adressé à ces programmes. Les premier sont que l’État se substitue au marché. L’état peut subventionner indirectement la recherche des entreprises en allégeant les impôts. La mesure la plus importante, c’est le crédit impôt recherche.</text:p>
      <text:list xml:id="list70349922482887" text:continue-numbering="true" text:style-name="WWNum5">
        <text:list-item>
          <text:p text:style-name="P3">Coopération en recherche</text:p>
        </text:list-item>
      </text:list>
      <text:p text:style-name="Standard">L’état peut permettre ou même encourager les entreprise de se regrouper autour de projet de recherche. Dans le cadre d’une coopération, chaque partenaire bénéficie des compétence et découverte de tous les autres. Il y a réciprocité/synergie. Il faut éviter que les participants adopte des stratégie de passager clandestin qui consisterai a contribuer peut au programme tout en tirant un bénef maximale</text:p>
      <text:list xml:id="list70349970904332" text:continue-numbering="true" text:style-name="WWNum5">
        <text:list-item>
          <text:p text:style-name="P3">Politique de soutien aux jeunes entreprise innovantes</text:p>
        </text:list-item>
      </text:list>
      <text:p text:style-name="Standard">Un environnement réglementaire, financier et fiscale favorable. En France, les entreprise bénéficie d’exonération, de charge sociale, sur les emploi de chercheurs Crédit d’impôt recherche, et les entreprise peut accéder au marché financier et bours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36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4.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5.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25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8.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501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editing-cycles>16</meta:editing-cycles>
    <meta:creation-date>2015-11-23T07:36:00</meta:creation-date>
    <dc:date>2016-05-20T07:03:46.947000000</dc:date>
    <meta:editing-duration>PT4H52M32S</meta:editing-duration>
    <meta:generator>LibreOffice/5.1.2.2$Windows_x86 LibreOffice_project/d3bf12ecb743fc0d20e0be0c58ca359301eb705f</meta:generator>
    <meta:document-statistic meta:table-count="0" meta:image-count="0" meta:object-count="0" meta:page-count="2" meta:paragraph-count="28" meta:word-count="773" meta:character-count="5123" meta:non-whitespace-character-count="43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